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P1" style:family="paragraph">
      <style:paragraph-properties fo:text-align="left" fo:text-indent="-0.762000cm" fo:line-height="100%" fo:background-color="transparent" fo:widows="2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Sect1" style:family="section"/>
    <style:page-layout style:name="PLayout2">
      <style:page-layout-properties fo:margin-top="28.000000mm" fo:margin-bottom="28.000000mm" fo:margin-left="28.000000mm" fo:margin-right="28.000000mm"/>
    </style:page-layout>
    <style:page-layout style:name="Standard">
      <style:page-layout-properties fo:margin-top="28.000000mm" fo:margin-bottom="28.000000mm" fo:margin-left="28.000000mm" fo:margin-right="28.000000mm"/>
    </style:page-layout>
    <text:list-style style:name="L1">
      <text:list-level-style-number text:level="1" style:num-format="1">
        <style:list-level-properties text:min-label-width="0.762000cm" text:space-before="0.508000cm"/>
      </text:list-level-style-number>
      <text:list-level-style-bullet text:level="2" text:bullet-char="•">
        <style:text-properties style:font-name="FreeSerif"/>
        <style:list-level-properties text:min-label-width="0.762000cm" text:space-before="1.778000cm"/>
      </text:list-level-style-bullet>
    </text:list-style>
  </office:automatic-styles>
  <office:body>
    <office:text>
      <text:section text:style-name="Sect1" text:name="Section1">
        <text:p text:style-name="Heading 1">uDig</text:p>
        <text:p text:style-name="Normal"><text:a xlink:href="http://udig.refractions.net/">User-friendly Desktop Internet GIS</text:a> (uDig)is an open source spatial data viewer/editor, with special emphasis on the OpenGIS standards for internet GIS, the Web Map Server and Web Feature Server standards. </text:p>
        <text:p text:style-name="Heading 2">Running on the LiveDVD</text:p>
        <text:list text:style-name="L1">
          <text:list-item>
            <text:p text:style-name="P1"><text:tab/><text:tab/>To run uDig on the Live DVD, click on the uDig link on the desktop.</text:p>
          </text:list-item>
          <text:list-item>
            <text:p text:style-name="P1"><text:tab/><text:tab/>The uDig help menu provides an excellent quickstart (also available online).</text:p>
          </text:list-item>
          <text:list-item>
            <text:p text:style-name="P1"><text:tab/><text:tab/>Walkthrough 1 covers how to use the application to view local files, postgis and web services. </text:p>
            <text:list>
              <text:list-item>
                <text:p text:style-name="P1"><text:tab/><text:tab/><text:a xlink:href="/usr/local/share/udig/udig-docs/uDigWalkthrough1.pdf">uDig Walkthrough1</text:a></text:p>
              </text:list-item>
              <text:list-item>
                <text:p text:style-name="P1"><text:tab/><text:tab/><text:a xlink:href="/usr/local/share/udig/udig-data">udig-data</text:a></text:p>
              </text:list-item>
            </text:list>
          </text:list-item>
          <text:list-item>
            <text:p text:style-name="P1"><text:tab/><text:tab/>Please start up the local geoserver included on the Live DVD before proceeding. </text:p>
          </text:list-item>
          <text:list-item>
            <text:p text:style-name="P1"><text:tab/><text:tab/>Walkthrough 2 will make use of the local geoserver and cover editing and editing with a web feature server. </text:p>
            <text:list>
              <text:list-item>
                <text:p text:style-name="P1"><text:tab/><text:tab/><text:a xlink:href="/usr/local/share/udig/udig-docs/uDigWalkthrough2.pdf">uDig Walkthrough2</text:a></text:p>
              </text:list-item>
            </text:list>
          </text:list-item>
        </text:list>
        <text:p text:style-name="Heading 2">Developers</text:p>
        <text:p text:style-name="Normal">uDig provides a common Java platform for building spatial applications with open source components. For more information please visit us online at <text:a xlink:href="http://udig.refractions.net/developers/">uDig Developers</text:a>. You will find a series of clear tutorials covering making a simple tool through to releasing your own custom application. </text:p>
        <text:p text:style-name="Heading 2">About 1.2-M6</text:p>
        <text:p text:style-name="Normal">The "M6" stands for milestone; as we are eager to showcase of of the new functionality available in the 1.2 series. </text:p>
        <text:p text:style-name="Normal">This release is the result of an amazing <text:a xlink:href="http://udig-news.blogspot.com/2009/07/code-grind-09-wrap-up.html">week long code sprint</text:a> held at Hydrologis in Italy supplimented by developers <text:a xlink:href="http://udig-news.blogspot.com/2009/07/udig-code-grind-team.html">all over the world</text:a>. A special thanks to the participating organizations: <text:a xlink:href="http://www.axios.es/">Axios</text:a>, <text:a xlink:href="http://www.camptocamp.com/">Camptocamp, </text:a><text:a xlink:href="http://www.iais.fraunhofer.de/">Fraunhofer IAIS, </text:a><text:a xlink:href="http://www.hydrologis.com/">HydroloGIS</text:a> and <text:a xlink:href="http://www.lisasoft.com/">LISAsoft</text:a>. </text:p>
        <text:p text:style-name="Normal">The uDig 1.2 series has focused on raster support using Java Advanced Imaging and ImageIO libraries and added support for web tile servers. </text:p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